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text-align="start" style:justify-single-word="false"/>
    </style:style>
    <style:style style:name="P2"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list-style-name="L3">
      <style:paragraph-properties fo:text-align="start" style:justify-single-word="false"/>
      <style:text-properties fo:font-weight="normal" style:font-weight-asian="normal" style:font-weight-complex="normal"/>
    </style:style>
    <style:style style:name="P10" style:family="paragraph" style:parent-style-name="Text_20_body" style:list-style-name="L4">
      <style:paragraph-properties fo:text-align="start" style:justify-single-word="false"/>
      <style:text-properties fo:font-weight="normal" style:font-weight-asian="normal" style:font-weight-complex="normal"/>
    </style:style>
    <style:style style:name="P11" style:family="paragraph" style:parent-style-name="Text_20_body" style:list-style-name="L5"/>
    <style:style style:name="P12" style:family="paragraph" style:parent-style-name="Text_20_body" style:list-style-name="L6"/>
    <style:style style:name="T1" style:family="text">
      <style:text-properties style:font-name="Times New Roman"/>
    </style:style>
    <style:style style:name="T2" style:family="text">
      <style:text-properties style:font-name="Times New Roman" fo:font-size="12pt" fo:language="it" fo:country="IT" style:font-name-asian="Courier New" style:font-size-asian="12pt" style:font-name-complex="Courier New" style:font-size-complex="12pt"/>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fo:font-variant="normal" fo:text-transform="none" fo:color="#111111" style:font-name="Times New Roman" fo:font-size="14pt" fo:letter-spacing="normal" fo:font-style="normal" fo:font-weight="bold"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Desc<text:span text:style-name="T1">ription</text:span></text:h>
      <text:p text:style-name="P6">Tap The Rat is an addicting HTML5 Tap Game. Hey, kitty! Are you ready to 'tap' some rats? Try and collect mouses and any bonus before the time runs out, and be quick as you can! Just remember: Tap 'em to get 'em! Collect coins at each game, and try to beat your best score!</text:p>
      <text:p text:style-name="P3"><text:span text:style-name="T1">Th</text:span>e CAPX package contains the game with 960x640 resolution that <text:span text:style-name="T2">automatically scales to fit current screen device</text:span><text:span text:style-name="T3">.</text:span></text:p>
      <text:p text:style-name="P3">The game is fully compatible with all most common mobile devices. Still, it can use WebGL as graphic engines. To avoid any compatibility issues, check if your device supports it on this link: <text:a xlink:type="simple" xlink:href="http://caniuse.com/#search=webgl" text:style-name="Internet_20_link" text:visited-style-name="Visited_20_Internet_20_Link">http://caniuse.com/#search=webgl</text:a> . You can enable WebGL on the CAPX file, if needed.</text:p>
      <text:p text:style-name="P3">More infos will be found in the comments added to the game.</text:p>
      <text:p text:style-name="P3">This game can not be modified with a free license of Construct 2. The game was created with Construct 2 R259 release.</text:p>
      <text:h text:style-name="P1" text:outline-level="3">Admob Ads</text:h>
      <text:p text:style-name="P3">Use the AdmobAds to add your ads' ID and start monetizing with this game!</text:p>
      <text:p text:style-name="P3">For further info, please refer to <text:a xlink:type="simple" xlink:href="https://www.scirra.com/manual/184/admob" text:style-name="Internet_20_link" text:visited-style-name="Visited_20_Internet_20_Link">https://www.scirra.com/manual/184/admob</text:a></text:p>
      <text:h text:style-name="P1" text:outline-level="3"><text:bookmark text:name="spritesheet"/>Change Graphics</text:h>
      <text:p text:style-name="P3">The game contains the objects' spritesheets that you can edit if you want to change objects' images. Objects' dimensions will be arranged according to the canvas size for the best display on devices.</text:p>
      <text:p text:style-name="P3">If you want to change objects' graphics, replace the spridesheets with your own, ensuring the frames to be arranged properly as in the game.</text:p>
      <text:h text:style-name="P1" text:outline-level="3">Change Backgrounds</text:h>
      <text:p text:style-name="P3">The game contains the background spritesheet that you can edit if you want to change graphic. If you want to change background graphic, replace the spridesheet with your own, ensuring the frames to be arranged properly as in the game.</text:p>
      <text:h text:style-name="P1" text:outline-level="3">Additional plugins/behaviours used in this game</text:h>
      <text:p text:style-name="P3">The game contains some non-native plugins / behaviours you need to install before using the package. They are:</text:p>
      <text:p text:style-name="Text_20_body">Non-native behaviours used:</text:p>
      <text:list xml:id="list1477932398197384284" text:style-name="L1">
        <text:list-item>
          <text:p text:style-name="P7">LiteTween (free) by Lunarray (Scirra forum): <text:a xlink:type="simple" xlink:href="https://www.scirra.com/forum/behavior-litetween_t70700" text:style-name="Internet_20_link" text:visited-style-name="Visited_20_Internet_20_Link">https://www.scirra.com/forum/behavior-litetween_t70700</text:a></text:p>
        </text:list-item>
      </text:list>
      <text:p text:style-name="P3">Non-native plugins used:</text:p>
      <text:list xml:id="list4115134601572210520" text:style-name="L2">
        <text:list-item>
          <text:p text:style-name="P8">SpriteFont+ (free) by Codeplex : <text:a xlink:type="simple" xlink:href="https://spritefontplus.codeplex.com/" text:style-name="Internet_20_link" text:visited-style-name="Visited_20_Internet_20_Link">https://spritefontplus.codeplex.com/</text:a> </text:p>
        </text:list-item>
        <text:list-item>
          <text:p text:style-name="P8">callJS (free) by Joe7 (Scirra forum): <text:a xlink:type="simple" xlink:href="https://www.scirra.com/forum/plugin-call-javascript_t64104" text:style-name="Internet_20_link" text:visited-style-name="Visited_20_Internet_20_Link">https://www.scirra.com/forum/plugin-call-javascript_t64104</text:a> </text:p>
        </text:list-item>
      </text:list>
      <text:p text:style-name="P3"/>
      <text:p text:style-name="P2">Game modifications</text:p>
      <text:p text:style-name="P3">Texts can be changed modifying the variables in the "Languages" tab (due to the use of SpriteFont+ <text:soft-page-break/>plugin, special characters are not supported. To translate in any non-English language, please contact us for a quotation). These are:</text:p>
      <text:list xml:id="list2942147910532329374" text:style-name="L3">
        <text:list-item>
          <text:p text:style-name="P9">"TEXT_ORIENTATION" : Please set your device to portrait orientation to play this game properly</text:p>
        </text:list-item>
        <text:list-item>
          <text:p text:style-name="P9">"TEXT_SCORE" : <text:s/>SCORE</text:p>
        </text:list-item>
        <text:list-item>
          <text:p text:style-name="P9">"TEXT_FINALSCORE" : <text:s/>YOUR SCORE</text:p>
        </text:list-item>
        <text:list-item>
          <text:p text:style-name="P9">"TEXT_GAMEOVER" : <text:s/>TIME'S UP!</text:p>
        </text:list-item>
        <text:list-item>
          <text:p text:style-name="P9">"TEXT_TIME" : TIME</text:p>
        </text:list-item>
        <text:list-item>
          <text:p text:style-name="P9">"TEXT_HELP" : Hey, kitty! Are you ready to 'tap' some rats? Try and collect mouses and any bonus before the time runs out, and be quick as you can! Just remember: Tap 'em to get 'em!</text:p>
        </text:list-item>
        <text:list-item>
          <text:p text:style-name="P9">"TEXT_BONUSTIME" : SECONDS</text:p>
        </text:list-item>
        <text:list-item>
          <text:p text:style-name="P9">"TEXT_BONUSCOIN" : POINTS</text:p>
        </text:list-item>
        <text:list-item>
          <text:p text:style-name="P9">"TEXT_BONUSPOINTS" : PTS</text:p>
        </text:list-item>
        <text:list-item>
          <text:p text:style-name="P9">"TEXT_BESTSCORE" : BEST SCORE</text:p>
        </text:list-item>
        <text:list-item>
          <text:p text:style-name="P9">"TEXT_BESTSCOREADV" : YOU JUST BEATED YOUR BEST SCORE! GREAT!</text:p>
        </text:list-item>
        <text:list-item>
          <text:p text:style-name="P9">"TEXT_TOTALSCORE" : TOTAL SCORE</text:p>
        </text:list-item>
        <text:list-item>
          <text:p text:style-name="P9">"TEXT_WARNING_EXIT" : WARNING! Are you sure you want to exit to the menu?</text:p>
        </text:list-item>
        <text:list-item>
          <text:p text:style-name="P9">"TEXT_SPEED2" : FASTER!</text:p>
        </text:list-item>
        <text:list-item>
          <text:p text:style-name="P9">"TEXT_SPEED3" : EVEN FASTER!</text:p>
        </text:list-item>
        <text:list-item>
          <text:p text:style-name="P9">"TEXT_SPEED4" : MORE SPEED!</text:p>
        </text:list-item>
        <text:list-item>
          <text:p text:style-name="P9">"TEXT_SPEED5" : INSANE SPEED!</text:p>
        </text:list-item>
      </text:list>
      <text:p text:style-name="P4">Some game values can be changed modifing the variables in the "Global" tab. These are:</text:p>
      <text:list xml:id="list8865678453428802746" text:style-name="L4">
        <text:list-item>
          <text:p text:style-name="P10">MOUSEINTERVAL : 0.5 - How many seconds to wait before a new mouse is created</text:p>
        </text:list-item>
        <text:list-item>
          <text:p text:style-name="P10">COININTERVAL : 20 - How many seconds to wait before a new coin is created</text:p>
        </text:list-item>
        <text:list-item>
          <text:p text:style-name="P10">TIMEINTERVAL : 30 - How many seconds to wait before a new time bonus is created</text:p>
        </text:list-item>
        <text:list-item>
          <text:p text:style-name="P10">Timer : 120 - How many seconds are left for the game (change this to increase total time on game start)</text:p>
        </text:list-item>
        <text:list-item>
          <text:p text:style-name="P10">WAIT_TIME : 1 - Time to wait (in seconds) for some actions</text:p>
        </text:list-item>
        <text:list-item>
          <text:p text:style-name="P10">MOUSEPOINTS: 10 - How many points a catched mouse is valued</text:p>
        </text:list-item>
        <text:list-item>
          <text:p text:style-name="P10">COINPOINTS: 10 - How many points a coin bonus is valued</text:p>
        </text:list-item>
        <text:list-item>
          <text:p text:style-name="P10">TIMERBONUS: 15 - How many seconds a time bonus is valued</text:p>
        </text:list-item>
      </text:list>
      <text:p text:style-name="P5"/>
      <text:p text:style-name="Text_20_body"><text:bookmark text:name="wp"/><text:span text:style-name="Strong_20_Emphasis"><text:span text:style-name="T5">Wordpress Plugin</text:span></text:span></text:p>
      <text:p text:style-name="Text_20_body"><text:a xlink:type="simple" xlink:href="http://codecanyon.net/item/ctl-arcade-wordpress-plugin/13856421?ref=codethislab" text:style-name="Internet_20_link" text:visited-style-name="Visited_20_Internet_20_Link">CTL Arcade</text:a> will allow you to add a real arcade on your worpress website, in this way your users will be more involved and will stay connected longer.<text:line-break/><text:line-break/><text:soft-page-break/>It's possible to add Ads banner at the beginning of each game and at the end of each level. This will give you a new tool to increase your revenues.<text:line-break/><text:line-break/>Your own users will promote your website sharing their scores on the main Social Networks, with no extra costs for you.<text:line-break/><text:line-break/>You'll get by default the score-sharing on Twitter. To add Facebook just follow the guideline below.<text:line-break/><text:line-break/>3 widgets can be added in your pages through a shortcode.</text:p>
      <text:list xml:id="list7070503014497030467" text:style-name="L5">
        <text:list-item>
          <text:p text:style-name="P11">Game iframe</text:p>
        </text:list-item>
        <text:list-item>
          <text:p text:style-name="P11">Rate the Game</text:p>
        </text:list-item>
        <text:list-item>
          <text:p text:style-name="P11">Leaderboard</text:p>
        </text:list-item>
      </text:list>
      <text:p text:style-name="Text_20_body">Minimum Requirements:</text:p>
      <text:list xml:id="list4375851495907774902" text:style-name="L6">
        <text:list-item>
          <text:p text:style-name="P12">PHP 4.3</text:p>
        </text:list-item>
        <text:list-item>
          <text:p text:style-name="P12">WordPress 4.3.1</text:p>
        </text:list-item>
        <text:list-item>
          <text:p text:style-name="P12">HTML5</text:p>
        </text:list-item>
        <text:list-item>
          <text:p text:style-name="P12">Canvas</text:p>
        </text:list-item>
        <text:list-item>
          <text:p text:style-name="P12">Javascript / jQuery</text:p>
        </text:list-item>
      </text:list>
      <text:p text:style-name="P4"><text:span text:style-name="T4">This plugin is designed to work only with games built by Code This Lab.</text:span><text:line-break/><text:line-break/>You can find it <text:a xlink:type="simple" xlink:href="http://codecanyon.net/item/ctl-arcade-wordpress-plugin/13856421?ref=codethislab" text:style-name="Internet_20_link" text:visited-style-name="Visited_20_Internet_20_Link">her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8M32S</meta:editing-duration>
    <meta:editing-cycles>68</meta:editing-cycles>
    <meta:generator>OpenOffice/4.1.2$Win32 OpenOffice.org_project/412m3$Build-9782</meta:generator>
    <dc:date>2018-05-17T11:56:42.47</dc:date>
    <meta:document-statistic meta:table-count="0" meta:image-count="0" meta:object-count="0" meta:page-count="3" meta:paragraph-count="61" meta:word-count="790" meta:character-count="4567"/>
    <meta:user-defined meta:name="Info 1"/>
    <meta:user-defined meta:name="Info 2"/>
    <meta:user-defined meta:name="Info 3"/>
    <meta:user-defined meta:name="Info 4"/>
  </office:meta>
</office:document-meta>
</file>